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57a" officeooo:paragraph-rsid="000d957a"/>
    </style:style>
    <style:style style:name="P2" style:family="paragraph" style:parent-style-name="Standard">
      <style:text-properties officeooo:rsid="0011bd45" officeooo:paragraph-rsid="0011bd45"/>
    </style:style>
    <style:style style:name="P3" style:family="paragraph" style:parent-style-name="Standard">
      <style:text-properties officeooo:paragraph-rsid="0011bd45"/>
    </style:style>
    <style:style style:name="P4" style:family="paragraph" style:parent-style-name="Standard">
      <style:text-properties officeooo:rsid="0011e16b" officeooo:paragraph-rsid="0011e16b"/>
    </style:style>
    <style:style style:name="P5" style:family="paragraph" style:parent-style-name="Standard">
      <style:text-properties officeooo:paragraph-rsid="0011e16b"/>
    </style:style>
    <style:style style:name="P6" style:family="paragraph" style:parent-style-name="Standard">
      <style:text-properties officeooo:rsid="0014aace" officeooo:paragraph-rsid="0014aace"/>
    </style:style>
    <style:style style:name="P7" style:family="paragraph" style:parent-style-name="Standard">
      <style:text-properties officeooo:rsid="0016940a" officeooo:paragraph-rsid="0019d07e"/>
    </style:style>
    <style:style style:name="P8" style:family="paragraph" style:parent-style-name="Standard">
      <style:text-properties officeooo:rsid="001ba2b0" officeooo:paragraph-rsid="001ba2b0"/>
    </style:style>
    <style:style style:name="P9" style:family="paragraph" style:parent-style-name="Standard">
      <style:text-properties officeooo:rsid="001c9c4e" officeooo:paragraph-rsid="001c9c4e"/>
    </style:style>
    <style:style style:name="P10" style:family="paragraph" style:parent-style-name="Standard">
      <style:text-properties officeooo:rsid="001ec0b1" officeooo:paragraph-rsid="001ec0b1"/>
    </style:style>
    <style:style style:name="P11" style:family="paragraph" style:parent-style-name="Standard">
      <style:text-properties officeooo:rsid="0019d07e" officeooo:paragraph-rsid="0019d07e"/>
    </style:style>
    <style:style style:name="P12" style:family="paragraph" style:parent-style-name="Text_20_body">
      <style:text-properties officeooo:paragraph-rsid="001830fe"/>
    </style:style>
    <style:style style:name="P13" style:family="paragraph" style:parent-style-name="Text_20_body">
      <style:text-properties officeooo:paragraph-rsid="001977fc"/>
    </style:style>
    <style:style style:name="P14" style:family="paragraph" style:parent-style-name="Text_20_body">
      <style:text-properties officeooo:rsid="00295f1b" officeooo:paragraph-rsid="00295f1b"/>
    </style:style>
    <style:style style:name="P15" style:family="paragraph" style:parent-style-name="Text_20_body">
      <style:text-properties officeooo:rsid="002c50cd" officeooo:paragraph-rsid="002c50cd"/>
    </style:style>
    <style:style style:name="P16" style:family="paragraph" style:parent-style-name="Text_20_body">
      <style:text-properties officeooo:paragraph-rsid="0031fd1f"/>
    </style:style>
    <style:style style:name="P17" style:family="paragraph" style:parent-style-name="Text_20_body">
      <style:text-properties officeooo:rsid="00305ea6" officeooo:paragraph-rsid="00305ea6"/>
    </style:style>
    <style:style style:name="P18" style:family="paragraph" style:parent-style-name="Text_20_body">
      <style:text-properties officeooo:paragraph-rsid="003822a3"/>
    </style:style>
    <style:style style:name="P19" style:family="paragraph" style:parent-style-name="Text_20_body">
      <style:text-properties officeooo:rsid="003f17fb" officeooo:paragraph-rsid="003f17fb"/>
    </style:style>
    <style:style style:name="P20" style:family="paragraph" style:parent-style-name="Text_20_body">
      <style:text-properties officeooo:rsid="00401ea0" officeooo:paragraph-rsid="00401ea0"/>
    </style:style>
    <style:style style:name="P21" style:family="paragraph" style:parent-style-name="Text_20_body">
      <style:text-properties officeooo:rsid="00424e37" officeooo:paragraph-rsid="00424e37"/>
    </style:style>
    <style:style style:name="P22" style:family="paragraph" style:parent-style-name="Text_20_body">
      <style:text-properties officeooo:paragraph-rsid="00424e37"/>
    </style:style>
    <style:style style:name="P23" style:family="paragraph" style:parent-style-name="Text_20_body">
      <style:text-properties officeooo:rsid="004824be" officeooo:paragraph-rsid="00487600"/>
    </style:style>
    <style:style style:name="P24" style:family="paragraph" style:parent-style-name="Text_20_body">
      <style:text-properties officeooo:paragraph-rsid="004db9b5"/>
    </style:style>
    <style:style style:name="P25" style:family="paragraph" style:parent-style-name="Text_20_body">
      <style:text-properties officeooo:rsid="00519930" officeooo:paragraph-rsid="00519930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5de407" officeooo:paragraph-rsid="005de407"/>
    </style:style>
    <style:style style:name="P28" style:family="paragraph" style:parent-style-name="Heading_20_2">
      <style:text-properties officeooo:rsid="00424e37" officeooo:paragraph-rsid="00424e37"/>
    </style:style>
    <style:style style:name="P29" style:family="paragraph" style:parent-style-name="Heading_20_3">
      <style:text-properties officeooo:rsid="001830fe" officeooo:paragraph-rsid="001830fe"/>
    </style:style>
    <style:style style:name="P30" style:family="paragraph" style:parent-style-name="Text_20_body">
      <style:text-properties officeooo:rsid="003822a3" officeooo:paragraph-rsid="003822a3"/>
    </style:style>
    <style:style style:name="P31" style:family="paragraph" style:parent-style-name="Text_20_body">
      <style:text-properties officeooo:rsid="003f17fb"/>
    </style:style>
    <style:style style:name="P32" style:family="paragraph" style:parent-style-name="Text_20_body">
      <style:text-properties officeooo:rsid="00401ea0" officeooo:paragraph-rsid="004824be"/>
    </style:style>
    <style:style style:name="P33" style:family="paragraph" style:parent-style-name="Text_20_body">
      <style:text-properties officeooo:rsid="0040bb79" officeooo:paragraph-rsid="0040bb79"/>
    </style:style>
    <style:style style:name="P34" style:family="paragraph" style:parent-style-name="Text_20_body">
      <style:text-properties officeooo:rsid="00424e37" officeooo:paragraph-rsid="00424e37"/>
    </style:style>
    <style:style style:name="P35" style:family="paragraph" style:parent-style-name="Text_20_body">
      <style:text-properties officeooo:rsid="00530574" officeooo:paragraph-rsid="00530574"/>
    </style:style>
    <style:style style:name="P36" style:family="paragraph" style:parent-style-name="Text_20_body">
      <style:text-properties officeooo:rsid="005bf55f" officeooo:paragraph-rsid="005bf55f"/>
    </style:style>
    <style:style style:name="P37" style:family="paragraph" style:parent-style-name="Text_20_body">
      <style:text-properties officeooo:rsid="005f2508" officeooo:paragraph-rsid="005f2508"/>
    </style:style>
    <style:style style:name="T1" style:family="text">
      <style:text-properties officeooo:rsid="000ef22e"/>
    </style:style>
    <style:style style:name="T2" style:family="text">
      <style:text-properties officeooo:rsid="0011bd45"/>
    </style:style>
    <style:style style:name="T3" style:family="text">
      <style:text-properties officeooo:rsid="00140031"/>
    </style:style>
    <style:style style:name="T4" style:family="text">
      <style:text-properties officeooo:rsid="001830fe"/>
    </style:style>
    <style:style style:name="T5" style:family="text">
      <style:text-properties officeooo:rsid="0019d07e"/>
    </style:style>
    <style:style style:name="T6" style:family="text">
      <style:text-properties officeooo:rsid="001c2d9f"/>
    </style:style>
    <style:style style:name="T7" style:family="text">
      <style:text-properties officeooo:rsid="001ce771"/>
    </style:style>
    <style:style style:name="T8" style:family="text">
      <style:text-properties officeooo:rsid="001ec0b1"/>
    </style:style>
    <style:style style:name="T9" style:family="text">
      <style:text-properties style:font-name="Liberation Sans" fo:font-size="16.1000003814697pt" fo:font-weight="bold" officeooo:rsid="00206681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" fo:font-size="18.2000007629395pt" fo:font-weight="bold" officeooo:rsid="005f2508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officeooo:rsid="002177e4"/>
    </style:style>
    <style:style style:name="T12" style:family="text">
      <style:text-properties officeooo:rsid="00229b17"/>
    </style:style>
    <style:style style:name="T13" style:family="text">
      <style:text-properties officeooo:rsid="002416c8"/>
    </style:style>
    <style:style style:name="T14" style:family="text">
      <style:text-properties officeooo:rsid="0024c7fd"/>
    </style:style>
    <style:style style:name="T15" style:family="text">
      <style:text-properties officeooo:rsid="0025f0ce"/>
    </style:style>
    <style:style style:name="T16" style:family="text">
      <style:text-properties officeooo:rsid="002ec852"/>
    </style:style>
    <style:style style:name="T17" style:family="text">
      <style:text-properties officeooo:rsid="0031fd1f"/>
    </style:style>
    <style:style style:name="T18" style:family="text">
      <style:text-properties officeooo:rsid="003822a3"/>
    </style:style>
    <style:style style:name="T19" style:family="text">
      <style:text-properties officeooo:rsid="003a31fa"/>
    </style:style>
    <style:style style:name="T20" style:family="text">
      <style:text-properties officeooo:rsid="003a4111"/>
    </style:style>
    <style:style style:name="T21" style:family="text">
      <style:text-properties officeooo:rsid="0040bb79"/>
    </style:style>
    <style:style style:name="T22" style:family="text">
      <style:text-properties officeooo:rsid="00424e37"/>
    </style:style>
    <style:style style:name="T23" style:family="text">
      <style:text-properties officeooo:rsid="00443a32"/>
    </style:style>
    <style:style style:name="T24" style:family="text">
      <style:text-properties officeooo:rsid="0046eb04"/>
    </style:style>
    <style:style style:name="T25" style:family="text">
      <style:text-properties officeooo:rsid="00487600"/>
    </style:style>
    <style:style style:name="T26" style:family="text">
      <style:text-properties officeooo:rsid="004befcf"/>
    </style:style>
    <style:style style:name="T27" style:family="text">
      <style:text-properties fo:font-weight="bold" officeooo:rsid="004befcf" style:font-weight-asian="bold" style:font-weight-complex="bold"/>
    </style:style>
    <style:style style:name="T28" style:family="text">
      <style:text-properties fo:color="#000000" style:text-underline-style="none" fo:font-weight="bold" officeooo:rsid="00487600" style:font-weight-asian="bold" style:font-weight-complex="bold"/>
    </style:style>
    <style:style style:name="T29" style:family="text">
      <style:text-properties officeooo:rsid="00519930"/>
    </style:style>
    <style:style style:name="T30" style:family="text">
      <style:text-properties officeooo:rsid="00530574"/>
    </style:style>
    <style:style style:name="T31" style:family="text">
      <style:text-properties officeooo:rsid="005f25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ção</text:h>
      <text:p text:style-name="P1"><text:tab/>Não ficar pulando de ferramenta em ferramenta, para produzir aplicações é necessário foco e se manter atualizado, os bons programadores não são bons em v<text:span text:style-name="T1">á</text:span>rias linguagens, mas sim especialistas em sua stack.</text:p>
      <text:p text:style-name="P1"><text:tab/><text:span text:style-name="T1">Toda tecnologia tem pontos positivos e negativos, a melhor tecnologia é aquele que se mais conhece.</text:span></text:p>
      <text:h text:style-name="Heading_20_1" text:outline-level="1">Projeto</text:h>
      <text:p text:style-name="P2"><text:tab/>O projeto é uma plataforma de estudos online chamada proffy, ela conecta alunos e professores num mesmo lugar, mas sem a parte de vídeos.</text:p>
      <text:p text:style-name="P2"><text:tab/>A aplicação será desenvolvida primeiro para dispositivos menores, esse é o conceito de mobile first, onde se desenvolve para dispositivos pequenos e depois para dispositivos maiores.</text:p>
      <text:p text:style-name="P2">Instalação</text:p>
      <text:h text:style-name="Heading_20_2" text:outline-level="2">Node e NPM</text:h>
      <text:p text:style-name="P3"><text:span text:style-name="T2"><text:tab/>Para usar a </text:span>Omnistack (Node.js, ReactJS e React Native) <text:span text:style-name="T2">o primeiro passo é instalar node, que já vem com NPM.</text:span></text:p>
      <text:h text:style-name="Heading_20_2" text:outline-level="2">Yarn</text:h>
      <text:p text:style-name="P4"><text:tab/>É um gerenciador de pacotes assim como NPM.</text:p>
      <text:h text:style-name="Heading_20_2" text:outline-level="2">Expo</text:h>
      <text:p text:style-name="P4"><text:tab/>Pesquisar o que é expo.</text:p>
      <text:h text:style-name="Heading_20_1" text:outline-level="1">React</text:h>
      <text:p text:style-name="P4"><text:tab/>Biblioteca focada na construção de interfaces baseadas em SPA(Single Page Application). React vem especialmente para resolver o problema de programar SPA’s. A vantagem de SPA é de ter mais flexibilidade.</text:p>
      <text:p text:style-name="P5"><text:tab/><text:span text:style-name="T3">React é dividido em vários pacotes, inicialmente ele foi construído para criar interfaces web, porém graças a sua popularidade surgiram pacotes como React Native, usado para interfaces de IOS e Android, React TV que é usado para aplicações de televisão, React VR dentre outros pacotes.</text:span></text:p>
      <text:p text:style-name="P5"><text:tab/><text:span text:style-name="T3">O núcleo é chamado de React, ele é usado em todos pacotes, os pacotes apenas comunicam que tipo de interface será construída.</text:span></text:p>
      <text:h text:style-name="Heading_20_1" text:outline-level="1">Criando o projeto</text:h>
      <text:p text:style-name="P6"><text:tab/>Será usado typescript que é basicamente javascript com tipagem, para criar um projeto react com templade TypeScript <text:s/>basta usar o comando “yarn create react-app web --template typescript”.</text:p>
      <text:p text:style-name="P6"><text:tab/><text:span text:style-name="T14">Todos arquivos externos são importados usando JS.</text:span></text:p>
      <text:h text:style-name="Heading_20_2" text:outline-level="2">Arquivos na pasta do projeto <text:span text:style-name="T7">e </text:span><text:span text:style-name="T9">conceitos de React</text:span></text:h>
      <text:h text:style-name="P29" text:outline-level="3">Package.json</text:h>
      <text:p text:style-name="P13"><text:tab/><text:span text:style-name="T4">Está em todos projetos, são os principais metadados sobre o projeto como nome, versão, dependências(React é uma dependência), etc.</text:span></text:p>
      <text:p text:style-name="P12"><text:soft-page-break/><text:tab/><text:span text:style-name="T4"> Alguns Browsers não entendem algumas funcionalidades e sintaxes de React, a dependência ‘react-scripts’, faz a conversão do código para JS puro, de modo que os Browsers possam entender.</text:span></text:p>
      <text:h text:style-name="Heading_20_2" text:outline-level="2">Tsconfig.json</text:h>
      <text:p text:style-name="P7"><text:tab/><text:span text:style-name="T5">São as configurações do typescript que foram criadas por causa da template.</text:span></text:p>
      <text:p text:style-name="P11">Node_modules</text:p>
      <text:p text:style-name="P7"><text:tab/>Pasta que contém os códigos-fonte das dependências e das dependências de dependências, essa pasta é grande.</text:p>
      <text:h text:style-name="Heading_20_2" text:outline-level="2">public/Index.html</text:h>
      <text:p text:style-name="P8"><text:tab/><text:span text:style-name="T6">React é estritamente front-end, isso quer dizer que a interface só é montada em tempo de execução, index.html não possui nada além de uma div de id root, o conteúdo hml é carregado de src/index.tsx.</text:span></text:p>
      <text:h text:style-name="Heading_20_2" text:outline-level="2">Index.tsx</text:h>
      <text:p text:style-name="P8"><text:tab/>É o arquivo de onde vem o html, ele importa o React DOM, React e src/App.tsx. Também possui um método render que recebe um componente ou HTML e um elemento DOM para injetar o que está em conteúdo.</text:p>
      <text:h text:style-name="Heading_20_2" text:outline-level="2">App.tsx e componentes</text:h>
      <text:p text:style-name="P9"><text:tab/>Um componente é uma função que retorna HTML, src/App.tsx é um componente. <text:span text:style-name="T7">Tudo é um componente em React, isso é muito útil para reúso e simplicidade de código.</text:span></text:p>
      <text:h text:style-name="Heading_20_3" text:outline-level="3">Boas práticas</text:h>
      <text:p text:style-name="P9"><text:tab/><text:span text:style-name="T7">Uma vez que componentes usam a mesma sintaxe de HTML eles devem ser nomeados começando com letra maiúscula para não confundir com tags.</text:span></text:p>
      <text:p text:style-name="P9"><text:tab/><text:span text:style-name="T8">React deve ser importado toda vez que HTML for usado.</text:span></text:p>
      <text:h text:style-name="Heading_20_3" text:outline-level="3">jsx e tsx</text:h>
      <text:p text:style-name="P10"><text:tab/>JSX é o mesmo que JavaScript + XML e TSX é o mesmo que TypeScript + XML. Os componentes trabalham com JSX.</text:p>
      <text:h text:style-name="Heading_20_3" text:outline-level="3">Estrutura de pastas</text:h>
      <text:h text:style-name="Heading_20_3" text:outline-level="3">Assets</text:h>
      <text:p text:style-name="Text_20_body"><text:tab/><text:span text:style-name="T11">Contém alguns conteúdos multimídia em SVG (mais leve que png e jpg) e outras pastas como styles.</text:span></text:p>
      <text:p text:style-name="Text_20_body"><text:tab/><text:span text:style-name="T13">Os styles podem ser importados em App.tsx. Imports fora da pasta src não são suportados.</text:span></text:p>
      <text:p text:style-name="Standard"><text:tab/><text:span text:style-name="T12">Dica: Criar variáveis CSS com cores, assim facilitando o processo de mudar o tema da página.</text:span></text:p>
      <text:h text:style-name="Heading_20_2" text:outline-level="2">Css</text:h>
      <text:h text:style-name="Heading_20_3" text:outline-level="3">Font-size responsivo</text:h>
      <text:p text:style-name="Text_20_body"><text:tab/><text:span text:style-name="T15">Definir font-size de todos elementos para 60% (~9,6px) e depois usar rem como unidade de medida faz com que seja possível alterar o tamanho da fonte de toda página apenas modificando o font-size que é 60</text:span></text:p>
      <text:h text:style-name="Heading_20_1" text:outline-level="1"><text:soft-page-break/>HTML</text:h>
      <text:p text:style-name="P14"><text:tab/>As imagens não são importadas usando SRC, mas são importadas usando import e armazenadas em uma variável JS com o nome dado no import.</text:p>
      <text:p text:style-name="P14"><text:tab/>import logoimg from '../../assets/images/logo.svg', importaria a imagem, para acessá-la é usado {logoimg}, aliás, qualquer variável JS é acessada com {}.</text:p>
      <text:h text:style-name="Heading_20_1" text:outline-level="1">Imports</text:h>
      <text:p text:style-name="P15"><text:tab/>Quando for importar um item usar ./ antes do diretório, mesmo que o item esteja na mesma pasta, itens sem ./ ou / são considerados imports de pacotes.</text:p>
      <text:h text:style-name="Heading_20_1" text:outline-level="1">Roteamento</text:h>
      <text:p text:style-name="Text_20_body"><text:tab/><text:span text:style-name="T16">O pacote mais usado para roteamento é react-router-dom.</text:span></text:p>
      <text:p text:style-name="P16"><text:tab/><text:span text:style-name="T16">React-router-dom não faz uma verificação de igualdade em paths, ele só verifica o conteúdo, como todos paths são iniciados por / ele sempre mostrará o diretório padrão junto com outras páginas, para modificar basta adicionar a propriedade exact depoide de path.</text:span></text:p>
      <text:h text:style-name="Heading_20_1" text:outline-level="1">Propriedades React</text:h>
      <text:p text:style-name="P17"><text:tab/>São como atributos de tag<text:span text:style-name="T17">s html.</text:span></text:p>
      <text:h text:style-name="P26" text:outline-level="1">Aula 2 – Construindo o backend</text:h>
      <text:h text:style-name="Heading_20_2" text:outline-level="2">Front-end e Back-end</text:h>
      <text:h text:style-name="Heading_20_3" text:outline-level="3">Porque o que é feito no back-end não pode ser feito no front?</text:h>
      <text:p text:style-name="P18"><text:tab/><text:span text:style-name="T18">O front-end é tudo que o usuário interage e o front-end é tudo aquilo que é feito por trás dos panos, a comunicação entre back e front é feita por mensagens HTTP.</text:span></text:p>
      <text:p text:style-name="P30"><text:tab/>O back-end é como a cozinha de um restaurante, a mensagem HTTP é o pedido para o garçom e a mesa é o front-end.</text:p>
      <text:p text:style-name="Text_20_body"><text:tab/><text:span text:style-name="T18">O back-end existe porque coisas como acesso ao banco de dados, senhas criptografadas e etc não podem aparecer para o usuário final por questões de segurança, uma vez que tudo no front-end é acessível ao usuário.</text:span></text:p>
      <text:h text:style-name="Heading_20_3" text:outline-level="3">A comunicação entre back e front-end</text:h>
      <text:p text:style-name="Text_20_body"><text:tab/><text:span text:style-name="T18">Em aplicações FULL MVC é comum que as respostas para requests do front-end sejam respondidas usando HTML, isso as torna pesadas e faz com que só o browser possa entende-las, impossibilitando aplicativos e outras aplicações que usam trocas de mensagens HTTP de usarem os dados.</text:span></text:p>
      <text:h text:style-name="Heading_20_3" text:outline-level="3">API/REST</text:h>
      <text:p text:style-name="Text_20_body"><text:tab/><text:span text:style-name="T19">Uma API REST retorna os dados em JSON e fica como responsabilidade do front-end construir a estrutura do HTML.</text:span></text:p>
      <text:h text:style-name="Heading_20_3" text:outline-level="3">Por que usar NODE?</text:h>
      <text:p text:style-name="Text_20_body"><text:tab/><text:span text:style-name="T20">Node é muito parecido com JS o que facilita ao desenvolvimento, além disso, a vantagem de Node em relação a outras linguagens é Non Blocking I/O, que é basicamente assincronismo da saída de dados. </text:span></text:p>
      <text:p text:style-name="P31"><text:tab/>Outras vantagens mais recentes são Streams, que permitem trabalhar em arquivos antes de carregá-los por completo e WorkerThreads que permitem usar multi-threading em um servidor Node.</text:p>
      <text:h text:style-name="Heading_20_1" text:outline-level="1">Criando o Projeto</text:h>
      <text:h text:style-name="Heading_20_2" text:outline-level="2">src/server.ts</text:h>
      <text:p text:style-name="P19"><text:tab/>É o arquivo principal do back-end, é ele que será o “index”.</text:p>
      <text:h text:style-name="Heading_20_2" text:outline-level="2">Tsconfig.json</text:h>
      <text:p text:style-name="P19"><text:tab/>Arquivo de configuração do TS. </text:p>
      <text:h text:style-name="Heading_20_2" text:outline-level="2"><text:soft-page-break/>Express</text:h>
      <text:p text:style-name="P20"><text:tab/><text:span text:style-name="T21">É um micro-framework, basicamente um framework menor.</text:span></text:p>
      <text:p text:style-name="P32"><text:tab/>Por padrão Express não entende JSON, isso deve ser configurado com express.use(express.json())</text:p>
      <text:h text:style-name="Heading_20_2" text:outline-level="2">Pacotes @types/nome</text:h>
      <text:p text:style-name="P33"><text:tab/>Algumas dependências são criadas com TS e por isso não é necessário fazer nada para rodá-las, porém, outras são criadas usando JS e por isso não possuem a tipagem instalada e para que funcionem é necessário instalar uma dependência extra que é nomeada ‘@types/nome-da-dependência’, essas dependências são instaladas com flag de desenvolvimento.</text:p>
      <text:h text:style-name="Heading_20_1" text:outline-level="1">Conceitos</text:h>
      <text:h text:style-name="P28" text:outline-level="2">Rotas e Recursos</text:h>
      <text:p text:style-name="P22"><text:tab/><text:span text:style-name="T22">O endereço completo é chamado de rota (exemplo: </text:span><text:a xlink:type="simple" xlink:href="http://localhost:3333/users" text:style-name="Internet_20_link" text:visited-style-name="Visited_20_Internet_20_Link">http://localhost:3333/users</text:a> <text:span text:style-name="T22">), o final da rota é chamado recurso (exemplo: users).</text:span></text:p>
      <text:p text:style-name="P22"><text:tab/><text:span text:style-name="T23">Para ouvir em uma rota é usado express.MÉTODO(‘rota’, function).</text:span></text:p>
      <text:h text:style-name="Heading_20_2" text:outline-level="2">Uso dos métodos HTTP</text:h>
      <text:p text:style-name="P21"><text:tab/>Os métodos HTTP estão disponíveis em ‘express.MÉTODO’.</text:p>
      <text:p text:style-name="P21"><text:tab/>Por padrão o navegador acessará URL’s usando GET, por isso é necessário outra forma para testar outros métodos além de GET, <text:span text:style-name="T23">foi recomendado Insomnia para testar isso.</text:span></text:p>
      <text:h text:style-name="Heading_20_3" text:outline-level="3">GET</text:h>
      <text:p text:style-name="P21"><text:tab/>Buscar ou listar informação.</text:p>
      <text:h text:style-name="Heading_20_3" text:outline-level="3">POST</text:h>
      <text:p text:style-name="P21"><text:tab/>Criar alguma informação.</text:p>
      <text:h text:style-name="Heading_20_3" text:outline-level="3">PUT</text:h>
      <text:p text:style-name="P21"><text:tab/>Atualizar informação.</text:p>
      <text:h text:style-name="Heading_20_3" text:outline-level="3">DELETE</text:h>
      <text:p text:style-name="P21"><text:tab/>Deletar informação.</text:p>
      <text:h text:style-name="Heading_20_2" text:outline-level="2">Parâmetro<text:span text:style-name="T24">s</text:span></text:h>
      <text:p text:style-name="Text_20_body"><text:tab/><text:span text:style-name="T24">Existem 3 tipos de parâmetros</text:span></text:p>
      <text:h text:style-name="Heading_20_3" text:outline-level="3"><text:soft-page-break/>Request Body</text:h>
      <text:p text:style-name="Text_20_body"><text:tab/><text:span text:style-name="T24">Parâmetro usado em POST e PUT, é o corpo da mensagem HTTP e é acessível por request.body. </text:span></text:p>
      <text:h text:style-name="Heading_20_3" text:outline-level="3">Route Params</text:h>
      <text:p text:style-name="P23"><text:tab/>Identifica qual recurso será atualizado ou deletado, é adicionado na rota após o recurso <text:span text:style-name="T25">(exemplo: </text:span><text:a xlink:type="simple" xlink:href="http://localhost:3333/users/:31" text:style-name="Internet_20_link" text:visited-style-name="Visited_20_Internet_20_Link"><text:span text:style-name="T25">http://localhost:3333/users/</text:span></text:a><text:a xlink:type="simple" xlink:href="http://localhost:3333/users/:31" text:style-name="Internet_20_link" text:visited-style-name="Visited_20_Internet_20_Link">:31</text:a><text:span text:style-name="T28"> </text:span><text:span text:style-name="T25">). É acessível por request.params.</text:span></text:p>
      <text:h text:style-name="Heading_20_3" text:outline-level="3">Query Params</text:h>
      <text:p text:style-name="P24"><text:span text:style-name="T26"><text:tab/>São usados em GET para ordenação, filtros , paginação e coisas do tipo. Seguem o padrão ‘chave=valor’, são <text:s/>acessíveis por request.query e separados entre si por ‘&amp;’ ou separados do recurso por ?. Exemplo: </text:span><text:a xlink:type="simple" xlink:href="http://localhost:3333/users?page=2&amp;sort=name" text:style-name="Internet_20_link" text:visited-style-name="Visited_20_Internet_20_Link"><text:span text:style-name="T26">http://localhost:3333/users</text:span></text:a><text:a xlink:type="simple" xlink:href="http://localhost:3333/users?page=2&amp;sort=name" text:style-name="Internet_20_link" text:visited-style-name="Visited_20_Internet_20_Link"><text:span text:style-name="T27">?page=2&amp;sort=name</text:span></text:a><text:span text:style-name="T27">.</text:span></text:p>
      <text:h text:style-name="Heading_20_1" text:outline-level="1">Identificar casos de uso</text:h>
      <text:p text:style-name="Text_20_body"><text:tab/><text:span text:style-name="T29">Antes de iniciar o desenvolvimento, olhar para o front-end e se perguntar o que será necessário ou não, por exemplo, será necessário acesso ao DB? Quais rotas serão necessária e para que?</text:span></text:p>
      <text:h text:style-name="Heading_20_1" text:outline-level="1">Banco de dados</text:h>
      <text:h text:style-name="Heading_20_2" text:outline-level="2">Knex</text:h>
      <text:p text:style-name="P25"><text:tab/>É um query builder que permite criar query <text:span text:style-name="T30">SQL</text:span> <text:span text:style-name="T30">usando</text:span> JS.</text:p>
      <text:h text:style-name="Heading_20_3" text:outline-level="3">Migrations<text:tab/></text:h>
      <text:p text:style-name="P35"><text:tab/>Controle de versão para o banco de dados. Facilita a migração do banco, se alguém precisar usá-lo é só executar a migration que tudo estará atualizado.</text:p>
      <text:h text:style-name="Heading_20_1" text:outline-level="1">Cors</text:h>
      <text:p text:style-name="P36"><text:tab/>Dependência que permite intercomunicação de processos em servidores diferentes.</text:p>
      <text:h text:style-name="P27" text:outline-level="1">Dia 03</text:h>
      <text:h text:style-name="Heading_20_1" text:outline-level="1"><text:span text:style-name="T10">Escolha</text:span> <text:span text:style-name="T31">d</text:span>as tecnologias</text:h>
      <text:p text:style-name="Text_20_body"><text:tab/><text:span text:style-name="T31">A escolha de uma tecnologia depende do momento, do contexto e do objetivo, não adianta aprender algo que não é aplicável no mercado.</text:span></text:p>
      <text:p text:style-name="Text_20_body"><text:tab/><text:span text:style-name="T31">Para decidir sobre uma linguagem é necessário se perguntar: Quem está usando está tecnologia? Quais as ferramentas estão no entorno dela? Qual o tamanho da comunidade da tecnologia? Quem está por trás do desenvolvimento da tecnologia? O código dessa tecnologia é reaproveitável? Quantas oportunidades existem para essa tecnologia? Qual problema ela resolve? Onde quero chegar com essa tecnologia?</text:span></text:p>
      <text:p text:style-name="P37">Omnistack</text:p>
      <text:p text:style-name="P37"><text:tab/>É usada em várias plataformas, discord, twitter, airbnb, é uma única linguagem aplicada no back-end, front-end e no mob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3T16:05:02.709000000</meta:creation-date>
    <meta:generator>LibreOffice/6.3.4.2$Windows_X86_64 LibreOffice_project/60da17e045e08f1793c57c00ba83cdfce946d0aa</meta:generator>
    <dc:date>2020-08-06T11:55:39.577000000</dc:date>
    <meta:editing-duration>PT2H23M33S</meta:editing-duration>
    <meta:editing-cycles>43</meta:editing-cycles>
    <meta:document-statistic meta:table-count="0" meta:image-count="0" meta:object-count="0" meta:page-count="7" meta:paragraph-count="118" meta:word-count="1459" meta:character-count="9071" meta:non-whitespace-character-count="7660"/>
  </office:meta>
</office:document-meta>
</file>